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59.06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49.18mm"/>
    </style:style>
    <style:style style:name="co9" style:family="table-column">
      <style:table-column-properties fo:break-before="auto" style:column-width="15.0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42.16mm" fo:break-before="auto" style:use-optimal-row-height="fals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10.05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0.23mm" fo:break-before="auto" style:use-optimal-row-height="true"/>
    </style:style>
    <style:style style:name="ro13" style:family="table-row">
      <style:table-row-properties style:row-height="7.94mm" fo:break-before="auto" style:use-optimal-row-height="false"/>
    </style:style>
    <style:style style:name="ro14" style:family="table-row">
      <style:table-row-properties style:row-height="54.15mm" fo:break-before="auto" style:use-optimal-row-height="false"/>
    </style:style>
    <style:style style:name="ta1" style:family="table" style:master-page-name="PageStyle_5f_Feature_20__23__20_Test_20_Cases">
      <style:table-properties table:display="true" style:writing-mode="lr-tb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ce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4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 Regular" fo:color="#000000" style:language-asian="zh" style:country-asian="C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fo:color="#000000" style:text-position="0% 100%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7" style:family="text">
      <style:text-properties style:font-name="Calibri" fo:text-shadow="none" style:font-style-asian="normal" style:font-weight-complex="bold" style:font-weight-asian="bold" style:font-size-complex="11pt" style:font-size-asian="11pt" style:font-name-complex="Calibri" style:text-position="0% 100%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8" style:family="text">
      <style:text-properties style:font-name="Calibri" fo:text-shadow="none" style:font-style-asian="normal" style:font-size-complex="11pt" style:font-size-asian="11pt" style:font-name-complex="Calibri" style:text-position="0% 100%" fo:color="#000000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9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0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11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49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49"/>
        <table:table-column table:style-name="co10" table:default-cell-style-name="ce53"/>
        <table:table-column table:style-name="co11" table:number-columns-repeated="1014" table:default-cell-style-name="ce38"/>
        <table:table-row table:style-name="ro1">
          <table:table-cell table:style-name="ce37"/>
          <table:table-cell table:style-name="ce39" table:number-columns-repeated="3"/>
          <table:table-cell table:style-name="ce47"/>
          <table:table-cell table:style-name="ce39" table:number-columns-repeated="3"/>
          <table:table-cell table:style-name="ce47"/>
          <table:table-cell table:style-name="ce51"/>
          <table:table-cell table:number-columns-repeated="1014"/>
        </table:table-row>
        <table:table-row table:style-name="ro2">
          <table:table-cell table:style-name="ce37"/>
          <table:table-cell table:style-name="ce40" office:value-type="string" calcext:value-type="string">
            <text:p>Test Case ID</text:p>
          </table:table-cell>
          <table:table-cell table:style-name="ce40" office:value-type="string" calcext:value-type="string">
            <text:p>Test Name</text:p>
          </table:table-cell>
          <table:table-cell table:style-name="ce40" office:value-type="string" calcext:value-type="string">
            <text:p>Test Description</text:p>
          </table:table-cell>
          <table:table-cell table:style-name="ce48" office:value-type="string" calcext:value-type="string">
            <text:p>TC #</text:p>
          </table:table-cell>
          <table:table-cell table:style-name="ce40" office:value-type="string" calcext:value-type="string">
            <text:p>Test Steps</text:p>
          </table:table-cell>
          <table:table-cell table:style-name="ce40" office:value-type="string" calcext:value-type="string">
            <text:p>Expected Result</text:p>
          </table:table-cell>
          <table:table-cell table:style-name="ce40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style-name="ce52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1" office:value-type="float" office:value="1" calcext:value-type="float" table:number-columns-spanned="1" table:number-rows-spanned="4">
            <text:p>1</text:p>
          </table:table-cell>
          <table:table-cell table:style-name="ce44" office:value-type="string" calcext:value-type="string" table:number-columns-spanned="1" table:number-rows-spanned="4">
            <text:p>Faze: tutorial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Initiates GAME ON UI</text:span></text:p>
            <text:p/>
            <text:p><text:span text:style-name="T1">When: </text:span><text:span text:style-name="T2">the nao starts</text:span></text:p>
            <text:p/>
            <text:p><text:span text:style-name="T1">Then: </text:span><text:span text:style-name="T2">Game Starts with out errors and starts tutorial explenation </text:span></text:p>
            <text:p><text:span text:style-name="T1">Prerequisite: </text:span><text:span text:style-name="T2">the ui is set up on the  site</text:span></text:p>
            <text:p/>
            <text:p><text:span text:style-name="T3">Test Data:</text:span></text:p>
            <text:p><text:span text:style-name="T4">Initiation bang gets called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User presses The Number Guessing game on the ui</text:p>
          </table:table-cell>
          <table:table-cell table:number-columns-repeated="2" table:style-name="ce50" office:value-type="string" calcext:value-type="string">
            <text:p>The nao starts explaining game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4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office:value-type="float" office:value="2" calcext:value-type="float" table:number-columns-spanned="1" table:number-rows-spanned="4">
            <text:p>2</text:p>
          </table:table-cell>
          <table:table-cell table:style-name="ce44" office:value-type="string" calcext:value-type="string" table:number-columns-spanned="1" table:number-rows-spanned="4">
            <text:p>Faze: Intro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After tutorial has been compleasted</text:span></text:p>
            <text:p/>
            <text:p><text:span text:style-name="T1">When:</text:span><text:span text:style-name="T2"> I press the top of the head of nao </text:span></text:p>
            <text:p/>
            <text:p><text:span text:style-name="T1">Then: </text:span><text:span text:style-name="T2">the game starts its intro</text:span></text:p>
            <text:p/>
            <text:p><text:span text:style-name="T3">Prerequisite: </text:span></text:p>
            <text:p><text:span text:style-name="T4">The tutoral is finished being explained</text:span></text:p>
            <text:p/>
            <text:p><text:span text:style-name="T3">Test Data:</text:span></text:p>
            <text:p><text:span text:style-name="T4">Nao starts the introduction to the game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Wait for tutorial finish</text:p>
          </table:table-cell>
          <table:table-cell table:style-name="ce50" office:value-type="string" calcext:value-type="string">
            <text:p>the nao prompts for head to be nao waits for head to be touched</text:p>
          </table:table-cell>
          <table:table-cell table:style-name="ce50" office:value-type="string" calcext:value-type="string">
            <text:p>nao give for head touching consent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4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Default" office:value-type="string" calcext:value-type="string">
            <text:p>wait for nao to prompt user to touch head</text:p>
          </table:table-cell>
          <table:table-cell table:style-name="ce50" table:number-columns-repeated="2"/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7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user presses the top of nao head</text:p>
          </table:table-cell>
          <table:table-cell table:style-name="ce50" office:value-type="string" calcext:value-type="string">
            <text:p>intro starts </text:p>
          </table:table-cell>
          <table:table-cell table:style-name="ce50" office:value-type="string" calcext:value-type="string">
            <text:p>intro starts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office:value-type="float" office:value="3" calcext:value-type="float" table:number-columns-spanned="1" table:number-rows-spanned="4">
            <text:p>3</text:p>
          </table:table-cell>
          <table:table-cell table:style-name="ce44" office:value-type="string" calcext:value-type="string" table:number-columns-spanned="1" table:number-rows-spanned="4">
            <text:p>Faze: Rand num gen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intro is compleated</text:span></text:p>
            <text:p/>
            <text:p><text:span text:style-name="T1">When: </text:span><text:span text:style-name="T2">nao tells promps user to guess the number it generated</text:span></text:p>
            <text:p/>
            <text:p><text:span text:style-name="T3">Then: Random number is ge nerated from 0-100</text:span></text:p>
            <text:p/>
            <text:p><text:span text:style-name="T3">Prerequisite: </text:span></text:p>
            <text:p><text:span text:style-name="T4">The intro is completed and nao has prompted the attemps</text:span></text:p>
            <text:p/>
            <text:p><text:span text:style-name="T3">Test Data:</text:span></text:p>
            <text:p><text:span text:style-name="T4">Number gets passed to the guessing module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wait for intro to finish</text:p>
          </table:table-cell>
          <table:table-cell table:style-name="ce50" office:value-type="string" calcext:value-type="string">
            <text:p>prompt for yessing is called</text:p>
          </table:table-cell>
          <table:table-cell table:style-name="ce50" office:value-type="string" calcext:value-type="string">
            <text:p>robots asks for a guess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7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wait for nao to prompt guessing</text:p>
          </table:table-cell>
          <table:table-cell table:style-name="ce50" office:value-type="string" calcext:value-type="string">
            <text:p>gernerated number </text:p>
          </table:table-cell>
          <table:table-cell table:style-name="ce50" office:value-type="string" calcext:value-type="string">
            <text:p>number is gened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7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guessing module is passed a number to store</text:p>
          </table:table-cell>
          <table:table-cell table:style-name="ce50" office:value-type="string" calcext:value-type="string">
            <text:p>guessing moduel is activated voice recon is active</text:p>
          </table:table-cell>
          <table:table-cell table:style-name="ce50" office:value-type="string" calcext:value-type="string">
            <text:p>voice and guess module is active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 table:number-columns-spanned="1" table:number-rows-spanned="4">
            <text:p>Faze: Guess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Random number is generated and voice recon is activated</text:span></text:p>
            <text:p/>
            <text:p><text:span text:style-name="T1">When: I</text:span><text:span text:style-name="T2"> call out a number </text:span></text:p>
            <text:p/>
            <text:p><text:span text:style-name="T1">Then: </text:span><text:span text:style-name="T2">nao hints to the number if incorect if correct nao triggers the “correct” bang</text:span></text:p>
            <text:p/>
            <text:p><text:span text:style-name="T3">Prerequisite: </text:span></text:p>
            <text:p><text:span text:style-name="T4">Number is with in 0-100, has completed all previous fazes</text:span></text:p>
            <text:p/>
            <text:p><text:span text:style-name="T3">Test Data:</text:span></text:p>
            <text:p><text:span text:style-name="T4">Nao will respond to a incorect answer with a hit and a correct with the next faze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wait for voice recon ear anim </text:p>
          </table:table-cell>
          <table:table-cell office:value-type="string" calcext:value-type="string">
            <text:p>voice anim light are on</text:p>
          </table:table-cell>
          <table:table-cell office:value-type="string" calcext:value-type="string">
            <text:p>player can talk to nao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8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guess a number</text:p>
          </table:table-cell>
          <table:table-cell office:value-type="string" calcext:value-type="string">
            <text:p>number is procrssed and compared then hint is generated for user</text:p>
          </table:table-cell>
          <table:table-cell office:value-type="string" calcext:value-type="string">
            <text:p>number gets processed hint get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if incorect wait for prompt and return to step 1</text:p>
          </table:table-cell>
          <table:table-cell office:value-type="string" calcext:value-type="string">
            <text:p>voice anim light returns to be on</text:p>
          </table:table-cell>
          <table:table-cell office:value-type="string" calcext:value-type="string">
            <text:p>player can talk to nao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9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when correct wait for next faze</text:p>
          </table:table-cell>
          <table:table-cell table:style-name="ce50" office:value-type="string" calcext:value-type="string">
            <text:p>nao continues to next faze</text:p>
          </table:table-cell>
          <table:table-cell table:style-name="ce50" office:value-type="string" calcext:value-type="string">
            <text:p>nao continues to the applase</text:p>
          </table:table-cell>
          <table:table-cell table:style-name="ce50" office:value-type="string" calcext:value-type="string">
            <text:p>y</text:p>
          </table:table-cell>
          <table:table-cell table:style-name="ce44"/>
          <table:table-cell table:number-columns-repeated="1014"/>
        </table:table-row>
        <table:table-row table:style-name="ro4">
          <table:table-cell/>
          <table:table-cell office:value-type="float" office:value="4.1" calcext:value-type="float" table:number-columns-spanned="1" table:number-rows-spanned="4">
            <text:p>4.1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5 but less than 1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5-1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verry hot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table-cell office:value-type="float" office:value="4.2" calcext:value-type="float" table:number-columns-spanned="1" table:number-rows-spanned="4">
            <text:p>4.2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10 but less than 15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5">Answer diffrence to guess is between 10-15</text:span><text:span text:style-name="T6">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hot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table-cell office:value-type="float" office:value="4.3" calcext:value-type="float" table:number-columns-spanned="1" table:number-rows-spanned="4">
            <text:p>4.3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15 but less than 2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15-2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warm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table-cell office:value-type="float" office:value="4.4" calcext:value-type="float" table:number-columns-spanned="1" table:number-rows-spanned="4">
            <text:p>4.4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20 but less than 3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20-3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Tauntaun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table-cell office:value-type="float" office:value="4.5" calcext:value-type="float" table:number-columns-spanned="1" table:number-rows-spanned="4">
            <text:p>4.5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30 but less than 4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30-4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room temp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table-cell office:value-type="float" office:value="4.6" calcext:value-type="float" table:number-columns-spanned="1" table:number-rows-spanned="4">
            <text:p>4.6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40 but less than 5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40-5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Cool</text:p>
          </table:table-cell>
          <table:table-cell office:value-type="string" calcext:value-type="string">
            <text:p>correct hint is giv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table-cell office:value-type="float" office:value="4.7" calcext:value-type="float" table:number-columns-spanned="1" table:number-rows-spanned="4">
            <text:p>4.7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incorect answer is less than 5 and previous answer is firther than previous</text:span></text:p>
            <text:p/>
            <text:p><text:span text:style-name="T7">When: </text:span><text:span text:style-name="T8">the answer is 4 and previous is 3</text:span></text:p>
            <text:p><text:span text:style-name="T9">Then: </text:span><text:span text:style-name="T10">the robot will ganerate hint</text:span></text:p>
            <text:p/>
            <text:p><text:span text:style-name="T3">Prerequisite: </text:span></text:p>
            <text:p><text:span text:style-name="T11">The guess is firther to answer than the previous guess</text:span></text:p>
            <text:p/>
            <text:p><text:span text:style-name="T3">Test Data:</text:span></text:p>
            <text:p><text:span text:style-name="T12">Colder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Answer 3</text:p>
          </table:table-cell>
          <table:table-cell table:number-columns-repeated="1018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wait for response</text:p>
          </table:table-cell>
          <table:table-cell table:number-columns-repeated="1018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Answer 1</text:p>
          </table:table-cell>
          <table:table-cell table:number-columns-repeated="1018"/>
        </table:table-row>
        <table:table-row table:style-name="ro6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table-cell office:value-type="float" office:value="4.8" calcext:value-type="float" table:number-columns-spanned="1" table:number-rows-spanned="4">
            <text:p>4.8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incorect answer is less than 5 and previous answer is closer than previous</text:span></text:p>
            <text:p/>
            <text:p><text:span text:style-name="T7">When: </text:span><text:span text:style-name="T8">the answer is 4 and previous is 1</text:span></text:p>
            <text:p><text:span text:style-name="T9">Then: </text:span><text:span text:style-name="T10">the robot will ganerate hint</text:span></text:p>
            <text:p/>
            <text:p><text:span text:style-name="T3">Prerequisite: </text:span></text:p>
            <text:p><text:span text:style-name="T11">The guess is closer to answer than the previous guess</text:span></text:p>
            <text:p/>
            <text:p><text:span text:style-name="T3">Test Data:</text:span></text:p>
            <text:p><text:span text:style-name="T11">Hoter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Answer 1</text:p>
          </table:table-cell>
          <table:table-cell table:number-columns-repeated="1018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wait for response</text:p>
          </table:table-cell>
          <table:table-cell table:number-columns-repeated="1018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Answer 3</text:p>
          </table:table-cell>
          <table:table-cell table:number-columns-repeated="1018"/>
        </table:table-row>
        <table:table-row table:style-name="ro6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7">
          <table:table-cell/>
          <table:table-cell office:value-type="float" office:value="4.9" calcext:value-type="float" table:number-columns-spanned="1" table:number-rows-spanned="4">
            <text:p>4.9</text:p>
          </table:table-cell>
          <table:table-cell office:value-type="string" calcext:value-type="string" table:number-columns-spanned="1" table:number-rows-spanned="4">
            <text:p>Faze: Correct Answer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user guesses the correct number</text:span></text:p>
            <text:p/>
            <text:p><text:span text:style-name="T1">When: </text:span><text:span text:style-name="T2">the “correct” bang gets triggered on he guessing module</text:span></text:p>
            <text:p/>
            <text:p><text:span text:style-name="T1">Then: </text:span><text:span text:style-name="T2">nao cheers player then asks if player wants to play again</text:span></text:p>
            <text:p/>
            <text:p><text:span text:style-name="T3">Prerequisite: </text:span></text:p>
            <text:p><text:span text:style-name="T4">The correct answer had been entered</text:span></text:p>
            <text:p/>
            <text:p><text:span text:style-name="T3">Test Data:</text:span></text:p>
            <text:p><text:span text:style-name="T4">“correct” = true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user guesses correct answer </text:p>
          </table:table-cell>
          <table:table-cell office:value-type="string" calcext:value-type="string">
            <text:p>nao claps and playes the cheer audio</text:p>
          </table:table-cell>
          <table:table-cell office:value-type="string" calcext:value-type="string">
            <text:p>nao cheers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user waits for end faze to inisilize</text:p>
          </table:table-cell>
          <table:table-cell office:value-type="string" calcext:value-type="string">
            <text:p>nao promps user if they want to play again</text:p>
          </table:table-cell>
          <table:table-cell office:value-type="string" calcext:value-type="string">
            <text:p>nao asks if player wants to play aga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7">
          <table:table-cell/>
          <table:table-cell table:style-name="Default" office:value-type="float" office:value="5" calcext:value-type="float" table:number-columns-spanned="1" table:number-rows-spanned="4">
            <text:p>5</text:p>
          </table:table-cell>
          <table:table-cell office:value-type="string" calcext:value-type="string" table:number-columns-spanned="1" table:number-rows-spanned="4">
            <text:p>Faze: End Game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end game faze is initiated </text:span></text:p>
            <text:p/>
            <text:p><text:span text:style-name="T1">When: </text:span><text:span text:style-name="T2">nao is finished clapping and cheering</text:span></text:p>
            <text:p/>
            <text:p><text:span text:style-name="T1">Then: </text:span><text:span text:style-name="T2">nao promps for user to contine</text:span></text:p>
            <text:p/>
            <text:p><text:span text:style-name="T3">Prerequisite: </text:span></text:p>
            <text:p><text:span text:style-name="T4">Previous faze is compleasted</text:span></text:p>
            <text:p/>
            <text:p><text:span text:style-name="T3">Test Data:</text:span></text:p>
            <text:p><text:span text:style-name="T4">Nao voice recon anim playes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he user waits for cheeing to conclude </text:p>
          </table:table-cell>
          <table:table-cell office:value-type="string" calcext:value-type="string">
            <text:p>next prompt is called </text:p>
          </table:table-cell>
          <table:table-cell office:value-type="string" calcext:value-type="string">
            <text:p>prompt called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8">
          <table:table-cell/>
          <table:covered-table-cell table:style-name="Default"/>
          <table:covered-table-cell table:number-columns-repeated="2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the user waits for nao to pompt for the continuation of the game.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user can aswer the questio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 table:style-name="Default"/>
          <table:covered-table-cell table:number-columns-repeated="2"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Default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9"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aze: Play Again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player is prompted to continue</text:span></text:p>
            <text:p/>
            <text:p><text:span text:style-name="T1">When: I</text:span><text:span text:style-name="T2"> say “yes” </text:span></text:p>
            <text:p/>
            <text:p><text:span text:style-name="T1">Then: </text:span><text:span text:style-name="T2">now goes back to first faze </text:span></text:p>
            <text:p/>
            <text:p><text:span text:style-name="T3">Prerequisite: </text:span></text:p>
            <text:p><text:span text:style-name="T4">All previous fazes have been completed</text:span></text:p>
            <text:p/>
            <text:p><text:span text:style-name="T3">Test Data:</text:span></text:p>
            <text:p><text:span text:style-name="T4">The game restarts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player waits for play again prompt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voice is active for user to answer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player answers Yes </text:p>
          </table:table-cell>
          <table:table-cell office:value-type="string" calcext:value-type="string">
            <text:p>Game Starts up again back to the first faze</text:p>
          </table:table-cell>
          <table:table-cell office:value-type="string" calcext:value-type="string">
            <text:p>game starts aga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9"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aze: Play Again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player is prompted to continue</text:span></text:p>
            <text:p/>
            <text:p><text:span text:style-name="T1">When: I</text:span><text:span text:style-name="T2"> say “no” </text:span></text:p>
            <text:p/>
            <text:p><text:span text:style-name="T1">Then: </text:span><text:span text:style-name="T2">now goes back to ui and ends</text:span></text:p>
            <text:p/>
            <text:p><text:span text:style-name="T3">Prerequisite: </text:span></text:p>
            <text:p><text:span text:style-name="T4">All previous fazes have been completed</text:span></text:p>
            <text:p/>
            <text:p><text:span text:style-name="T3">Test Data:</text:span></text:p>
            <text:p><text:span text:style-name="T4">The game restarts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player waits for play again prompt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voice is active for user to answer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4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player answers no </text:p>
          </table:table-cell>
          <table:table-cell office:value-type="string" calcext:value-type="string">
            <text:p>closes</text:p>
          </table:table-cell>
          <table:table-cell office:value-type="string" calcext:value-type="string">
            <text:p>game starts again</text:p>
          </table:table-cell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0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10">
          <table:table-cell table:number-columns-repeated="3"/>
          <table:table-cell table:style-name="ce44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10">
          <table:table-cell table:number-columns-repeated="3"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10">
          <table:table-cell table:number-columns-repeated="3"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6">
          <table:table-cell/>
          <table: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1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ature # Test Cases (2)" table:style-name="ta2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49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49"/>
        <table:table-column table:style-name="co10" table:default-cell-style-name="ce53"/>
        <table:table-column table:style-name="co11" table:number-columns-repeated="1014" table:default-cell-style-name="ce38"/>
        <table:table-row table:style-name="ro1">
          <table:table-cell table:style-name="ce37"/>
          <table:table-cell table:style-name="ce39" table:number-columns-repeated="3"/>
          <table:table-cell table:style-name="ce47"/>
          <table:table-cell table:style-name="ce39" table:number-columns-repeated="3"/>
          <table:table-cell table:style-name="ce47"/>
          <table:table-cell table:style-name="ce51"/>
          <table:table-cell table:number-columns-repeated="1014"/>
        </table:table-row>
        <table:table-row table:style-name="ro2">
          <table:table-cell table:style-name="ce37"/>
          <table:table-cell table:style-name="ce40" office:value-type="string" calcext:value-type="string">
            <text:p>Test Case ID</text:p>
          </table:table-cell>
          <table:table-cell table:style-name="ce40" office:value-type="string" calcext:value-type="string">
            <text:p>Test Name</text:p>
          </table:table-cell>
          <table:table-cell table:style-name="ce40" office:value-type="string" calcext:value-type="string">
            <text:p>Test Description</text:p>
          </table:table-cell>
          <table:table-cell table:style-name="ce48" office:value-type="string" calcext:value-type="string">
            <text:p>TC #</text:p>
          </table:table-cell>
          <table:table-cell table:style-name="ce40" office:value-type="string" calcext:value-type="string">
            <text:p>Test Steps</text:p>
          </table:table-cell>
          <table:table-cell table:style-name="ce40" office:value-type="string" calcext:value-type="string">
            <text:p>Expected Result</text:p>
          </table:table-cell>
          <table:table-cell table:style-name="ce40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style-name="ce52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1" table:number-columns-spanned="1" table:number-rows-spanned="4"/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table:number-columns-spanned="1" table:number-rows-spanned="4"/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table:number-columns-spanned="1" table:number-rows-spanned="4"/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s" table:style-name="ta3">
        <table:table-column table:style-name="co1" table:default-cell-style-name="ce38"/>
        <table:table-column table:style-name="co11" table:default-cell-style-name="ce38"/>
        <table:table-column table:style-name="co2" table:default-cell-style-name="ce38"/>
        <table:table-column table:style-name="co4" table:default-cell-style-name="ce38"/>
        <table:table-column table:style-name="co5" table:default-cell-style-name="ce49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49"/>
        <table:table-column table:style-name="co11" table:number-columns-repeated="1015" table:default-cell-style-name="ce38"/>
        <table:table-row table:style-name="ro12">
          <table:table-cell/>
          <table:table-cell table:style-name="ce39"/>
          <table:table-cell table:style-name="ce40" office:value-type="string" calcext:value-type="string">
            <text:p>Test ID</text:p>
          </table:table-cell>
          <table:table-cell table:style-name="ce40" office:value-type="string" calcext:value-type="string">
            <text:p>Test Description/Scenario</text:p>
          </table:table-cell>
          <table:table-cell table:style-name="ce48" office:value-type="string" calcext:value-type="string">
            <text:p>TC #</text:p>
          </table:table-cell>
          <table:table-cell table:style-name="ce40" office:value-type="string" calcext:value-type="string">
            <text:p>Test Steps</text:p>
          </table:table-cell>
          <table:table-cell table:style-name="ce40" office:value-type="string" calcext:value-type="string">
            <text:p>Expected Result</text:p>
          </table:table-cell>
          <table:table-cell table:style-name="ce40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number-columns-repeated="1015"/>
        </table:table-row>
        <table:table-row table:style-name="ro12">
          <table:table-cell/>
          <table:table-cell table:style-name="ce41" office:value-type="string" calcext:value-type="string" table:number-columns-spanned="1" table:number-rows-spanned="4">
            <text:p>Positive Test Case</text:p>
          </table:table-cell>
          <table:table-cell table:style-name="ce41" office:value-type="float" office:value="1.01" calcext:value-type="float" table:number-columns-spanned="1" table:number-rows-spanned="4">
            <text:p>1.01</text:p>
          </table:table-cell>
          <table:table-cell table:style-name="ce44" office:value-type="string" calcext:value-type="string" table:number-columns-spanned="1" table:number-rows-spanned="4">
            <text:p><text:span text:style-name="T1">Given:</text:span><text:span text:style-name="T2"> my unique facebook username has been registered.</text:span></text:p>
            <text:p/>
            <text:p><text:span text:style-name="T1">When:</text:span><text:span text:style-name="T2"> I attempt to login using this username via the Facebook</text:span></text:p>
            <text:p><text:span text:style-name="T4">logon page.</text:span></text:p>
            <text:p/>
            <text:p><text:span text:style-name="T1">Then:</text:span><text:span text:style-name="T2"> Facebook account opens up without any errors or warnings.</text:span></text:p>
            <text:p/>
            <text:p><text:span text:style-name="T1">Prerequisite</text:span><text:span text:style-name="T2">: </text:span></text:p>
            <text:p><text:span text:style-name="T4">Customer has been registered.</text:span></text:p>
            <text:p/>
            <text:p><text:span text:style-name="T3">Test Data:</text:span></text:p>
            <text:p><text:span text:style-name="T4">Customer Number.</text:span></text:p>
            <text:p><text:span text:style-name="T4">Facebook URL</text:span></text:p>
            <text:p/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Open your Browser, and enter URL 'Facebook.com'</text:p>
          </table:table-cell>
          <table:table-cell table:style-name="ce50" office:value-type="string" calcext:value-type="string">
            <text:p>Facebook logon page appears</text:p>
          </table:table-cell>
          <table:table-cell table:style-name="ce50" office:value-type="string" calcext:value-type="string">
            <text:p>Logon page appears </text:p>
          </table:table-cell>
          <table:table-cell table:style-name="ce54" office:value-type="string" calcext:value-type="string">
            <text:p>Pass</text:p>
          </table:table-cell>
          <table:table-cell table:number-columns-repeated="1015"/>
        </table:table-row>
        <table:table-row table:style-name="ro12">
          <table:table-cell/>
          <table:covered-table-cell table:number-columns-repeated="2" table:style-name="ce42"/>
          <table:covered-table-cell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Enter your username in the field</text:p>
          </table:table-cell>
          <table:table-cell table:style-name="ce50" office:value-type="string" calcext:value-type="string">
            <text:p>Username is entered</text:p>
          </table:table-cell>
          <table:table-cell table:style-name="ce50" office:value-type="string" calcext:value-type="string">
            <text:p>Name entered 'JFX272'</text:p>
          </table:table-cell>
          <table:table-cell table:style-name="ce54" office:value-type="string" calcext:value-type="string">
            <text:p>Pass</text:p>
          </table:table-cell>
          <table:table-cell table:number-columns-repeated="1015"/>
        </table:table-row>
        <table:table-row table:style-name="ro13">
          <table:table-cell/>
          <table:covered-table-cell table:number-columns-repeated="2" table:style-name="ce42"/>
          <table:covered-table-cell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Enter your Password </text:p>
          </table:table-cell>
          <table:table-cell table:style-name="ce50" office:value-type="string" calcext:value-type="string">
            <text:p>Password is entered</text:p>
          </table:table-cell>
          <table:table-cell table:style-name="ce50" office:value-type="string" calcext:value-type="string">
            <text:p>Password entered</text:p>
          </table:table-cell>
          <table:table-cell table:style-name="ce54" office:value-type="string" calcext:value-type="string">
            <text:p>Pass</text:p>
          </table:table-cell>
          <table:table-cell table:number-columns-repeated="1015"/>
        </table:table-row>
        <table:table-row table:style-name="ro14">
          <table:table-cell/>
          <table:covered-table-cell table:number-columns-repeated="2" table:style-name="ce43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Click [Login] button</text:p>
          </table:table-cell>
          <table:table-cell table:style-name="ce50" office:value-type="string" calcext:value-type="string">
            <text:p>User is successfully logged into the Facebook account </text:p>
          </table:table-cell>
          <table:table-cell table:style-name="ce50" office:value-type="string" calcext:value-type="string">
            <text:p>Account opened as expected</text:p>
          </table:table-cell>
          <table:table-cell table:style-name="ce54" office:value-type="string" calcext:value-type="string">
            <text:p>Pass</text:p>
          </table:table-cell>
          <table:table-cell table:number-columns-repeated="101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09:33:05.532259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3T10:20:50.896098427</dc:date>
    <meta:generator>LibreOffice/6.0.6.2$Linux_X86_64 LibreOffice_project/00m0$Build-2</meta:generator>
    <meta:editing-duration>PT51M46S</meta:editing-duration>
    <meta:editing-cycles>5</meta:editing-cycles>
    <meta:document-statistic meta:table-count="3" meta:cell-count="27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